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ıra No</text:p>
          </table:table-cell>
          <table:table-cell table:style-name="ce2" office:value-type="string" calcext:value-type="string">
            <text:p>Karakter</text:p>
          </table:table-cell>
          <table:table-cell table:style-name="ce2" office:value-type="string" calcext:value-type="string">
            <text:p>Karsilik Deger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&quot;'&quot;&amp;[.B3]&amp;&quot;'&quot;" office:value-type="string" office:string-value="'0'" calcext:value-type="string">
            <text:p>'0'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3]&amp;&quot;,&quot;&amp;&quot;'&quot;&amp;[.B4]&amp;&quot;'&quot;" office:value-type="string" office:string-value="'0','1'" calcext:value-type="string">
            <text:p>'0','1'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C4]&amp;&quot;,&quot;&amp;&quot;'&quot;&amp;[.B5]&amp;&quot;'&quot;" office:value-type="string" office:string-value="'0','1','2'" calcext:value-type="string">
            <text:p>'0','1','2'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[.C5]&amp;&quot;,&quot;&amp;&quot;'&quot;&amp;[.B6]&amp;&quot;'&quot;" office:value-type="string" office:string-value="'0','1','2','3'" calcext:value-type="string">
            <text:p>'0','1','2','3'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C6]&amp;&quot;,&quot;&amp;&quot;'&quot;&amp;[.B7]&amp;&quot;'&quot;" office:value-type="string" office:string-value="'0','1','2','3','4'" calcext:value-type="string">
            <text:p>'0','1','2','3','4'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formula="of:=[.C7]&amp;&quot;,&quot;&amp;&quot;'&quot;&amp;[.B8]&amp;&quot;'&quot;" office:value-type="string" office:string-value="'0','1','2','3','4','5'" calcext:value-type="string">
            <text:p>'0','1','2','3','4','5'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table:formula="of:=[.C8]&amp;&quot;,&quot;&amp;&quot;'&quot;&amp;[.B9]&amp;&quot;'&quot;" office:value-type="string" office:string-value="'0','1','2','3','4','5','6'" calcext:value-type="string">
            <text:p>'0','1','2','3','4','5','6'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" table:formula="of:=[.C9]&amp;&quot;,&quot;&amp;&quot;'&quot;&amp;[.B10]&amp;&quot;'&quot;" office:value-type="string" office:string-value="'0','1','2','3','4','5','6','7'" calcext:value-type="string">
            <text:p>'0','1','2','3','4','5','6','7'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table:formula="of:=[.C10]&amp;&quot;,&quot;&amp;&quot;'&quot;&amp;[.B11]&amp;&quot;'&quot;" office:value-type="string" office:string-value="'0','1','2','3','4','5','6','7','8'" calcext:value-type="string">
            <text:p>'0','1','2','3','4','5','6','7','8'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table:formula="of:=[.C11]&amp;&quot;,&quot;&amp;&quot;'&quot;&amp;[.B12]&amp;&quot;'&quot;" office:value-type="string" office:string-value="'0','1','2','3','4','5','6','7','8','9'" calcext:value-type="string">
            <text:p>'0','1','2','3','4','5','6','7','8','9'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style-name="ce4" table:formula="of:=[.C12]&amp;&quot;,&quot;&amp;&quot;'&quot;&amp;[.B13]&amp;&quot;'&quot;" office:value-type="string" office:string-value="'0','1','2','3','4','5','6','7','8','9','a'" calcext:value-type="string">
            <text:p>'0','1','2','3','4','5','6','7','8','9','a'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style-name="ce4" table:formula="of:=[.C13]&amp;&quot;,&quot;&amp;&quot;'&quot;&amp;[.B14]&amp;&quot;'&quot;" office:value-type="string" office:string-value="'0','1','2','3','4','5','6','7','8','9','a','b'" calcext:value-type="string">
            <text:p>'0','1','2','3','4','5','6','7','8','9','a','b'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style-name="ce4" table:formula="of:=[.C14]&amp;&quot;,&quot;&amp;&quot;'&quot;&amp;[.B15]&amp;&quot;'&quot;" office:value-type="string" office:string-value="'0','1','2','3','4','5','6','7','8','9','a','b','c'" calcext:value-type="string">
            <text:p>'0','1','2','3','4','5','6','7','8','9','a','b','c'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ç</text:p>
          </table:table-cell>
          <table:table-cell table:style-name="ce4" table:formula="of:=[.C15]&amp;&quot;,&quot;&amp;&quot;'&quot;&amp;[.B16]&amp;&quot;'&quot;" office:value-type="string" office:string-value="'0','1','2','3','4','5','6','7','8','9','a','b','c','ç'" calcext:value-type="string">
            <text:p>'0','1','2','3','4','5','6','7','8','9','a','b','c','ç'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style-name="ce4" table:formula="of:=[.C16]&amp;&quot;,&quot;&amp;&quot;'&quot;&amp;[.B17]&amp;&quot;'&quot;" office:value-type="string" office:string-value="'0','1','2','3','4','5','6','7','8','9','a','b','c','ç','d'" calcext:value-type="string">
            <text:p>'0','1','2','3','4','5','6','7','8','9','a','b','c','ç','d'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style-name="ce4" table:formula="of:=[.C17]&amp;&quot;,&quot;&amp;&quot;'&quot;&amp;[.B18]&amp;&quot;'&quot;" office:value-type="string" office:string-value="'0','1','2','3','4','5','6','7','8','9','a','b','c','ç','d','e'" calcext:value-type="string">
            <text:p>'0','1','2','3','4','5','6','7','8','9','a','b','c','ç','d','e'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style-name="ce4" table:formula="of:=[.C18]&amp;&quot;,&quot;&amp;&quot;'&quot;&amp;[.B19]&amp;&quot;'&quot;" office:value-type="string" office:string-value="'0','1','2','3','4','5','6','7','8','9','a','b','c','ç','d','e','f'" calcext:value-type="string">
            <text:p>'0','1','2','3','4','5','6','7','8','9','a','b','c','ç','d','e','f'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table:style-name="ce4" table:formula="of:=[.C19]&amp;&quot;,&quot;&amp;&quot;'&quot;&amp;[.B20]&amp;&quot;'&quot;" office:value-type="string" office:string-value="'0','1','2','3','4','5','6','7','8','9','a','b','c','ç','d','e','f','g'" calcext:value-type="string">
            <text:p>'0','1','2','3','4','5','6','7','8','9','a','b','c','ç','d','e','f','g'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ğ</text:p>
          </table:table-cell>
          <table:table-cell table:style-name="ce4" table:formula="of:=[.C20]&amp;&quot;,&quot;&amp;&quot;'&quot;&amp;[.B21]&amp;&quot;'&quot;" office:value-type="string" office:string-value="'0','1','2','3','4','5','6','7','8','9','a','b','c','ç','d','e','f','g','ğ'" calcext:value-type="string">
            <text:p>'0','1','2','3','4','5','6','7','8','9','a','b','c','ç','d','e','f','g','ğ'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style-name="ce4" table:formula="of:=[.C21]&amp;&quot;,&quot;&amp;&quot;'&quot;&amp;[.B22]&amp;&quot;'&quot;" office:value-type="string" office:string-value="'0','1','2','3','4','5','6','7','8','9','a','b','c','ç','d','e','f','g','ğ','h'" calcext:value-type="string">
            <text:p>'0','1','2','3','4','5','6','7','8','9','a','b','c','ç','d','e','f','g','ğ','h'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ı</text:p>
          </table:table-cell>
          <table:table-cell table:style-name="ce4" table:formula="of:=[.C22]&amp;&quot;,&quot;&amp;&quot;'&quot;&amp;[.B23]&amp;&quot;'&quot;" office:value-type="string" office:string-value="'0','1','2','3','4','5','6','7','8','9','a','b','c','ç','d','e','f','g','ğ','h','ı'" calcext:value-type="string">
            <text:p>'0','1','2','3','4','5','6','7','8','9','a','b','c','ç','d','e','f','g','ğ','h','ı'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table:style-name="ce4" table:formula="of:=[.C23]&amp;&quot;,&quot;&amp;&quot;'&quot;&amp;[.B24]&amp;&quot;'&quot;" office:value-type="string" office:string-value="'0','1','2','3','4','5','6','7','8','9','a','b','c','ç','d','e','f','g','ğ','h','ı','i'" calcext:value-type="string">
            <text:p>'0','1','2','3','4','5','6','7','8','9','a','b','c','ç','d','e','f','g','ğ','h','ı','i'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</text:p>
          </table:table-cell>
          <table:table-cell table:style-name="ce4" table:formula="of:=[.C24]&amp;&quot;,&quot;&amp;&quot;'&quot;&amp;[.B25]&amp;&quot;'&quot;" office:value-type="string" office:string-value="'0','1','2','3','4','5','6','7','8','9','a','b','c','ç','d','e','f','g','ğ','h','ı','i','j'" calcext:value-type="string">
            <text:p>'0','1','2','3','4','5','6','7','8','9','a','b','c','ç','d','e','f','g','ğ','h','ı','i','j'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</text:p>
          </table:table-cell>
          <table:table-cell table:style-name="ce4" table:formula="of:=[.C25]&amp;&quot;,&quot;&amp;&quot;'&quot;&amp;[.B26]&amp;&quot;'&quot;" office:value-type="string" office:string-value="'0','1','2','3','4','5','6','7','8','9','a','b','c','ç','d','e','f','g','ğ','h','ı','i','j','k'" calcext:value-type="string">
            <text:p>'0','1','2','3','4','5','6','7','8','9','a','b','c','ç','d','e','f','g','ğ','h','ı','i','j','k'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style-name="ce4" table:formula="of:=[.C26]&amp;&quot;,&quot;&amp;&quot;'&quot;&amp;[.B27]&amp;&quot;'&quot;" office:value-type="string" office:string-value="'0','1','2','3','4','5','6','7','8','9','a','b','c','ç','d','e','f','g','ğ','h','ı','i','j','k','l'" calcext:value-type="string">
            <text:p>'0','1','2','3','4','5','6','7','8','9','a','b','c','ç','d','e','f','g','ğ','h','ı','i','j','k','l'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style-name="ce4" table:formula="of:=[.C27]&amp;&quot;,&quot;&amp;&quot;'&quot;&amp;[.B28]&amp;&quot;'&quot;" office:value-type="string" office:string-value="'0','1','2','3','4','5','6','7','8','9','a','b','c','ç','d','e','f','g','ğ','h','ı','i','j','k','l','m'" calcext:value-type="string">
            <text:p>'0','1','2','3','4','5','6','7','8','9','a','b','c','ç','d','e','f','g','ğ','h','ı','i','j','k','l','m'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style-name="ce4" table:formula="of:=[.C28]&amp;&quot;,&quot;&amp;&quot;'&quot;&amp;[.B29]&amp;&quot;'&quot;" office:value-type="string" office:string-value="'0','1','2','3','4','5','6','7','8','9','a','b','c','ç','d','e','f','g','ğ','h','ı','i','j','k','l','m','n'" calcext:value-type="string">
            <text:p>'0','1','2','3','4','5','6','7','8','9','a','b','c','ç','d','e','f','g','ğ','h','ı','i','j','k','l','m','n'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table:style-name="ce4" table:formula="of:=[.C29]&amp;&quot;,&quot;&amp;&quot;'&quot;&amp;[.B30]&amp;&quot;'&quot;" office:value-type="string" office:string-value="'0','1','2','3','4','5','6','7','8','9','a','b','c','ç','d','e','f','g','ğ','h','ı','i','j','k','l','m','n','o'" calcext:value-type="string">
            <text:p>'0','1','2','3','4','5','6','7','8','9','a','b','c','ç','d','e','f','g','ğ','h','ı','i','j','k','l','m','n','o'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ö</text:p>
          </table:table-cell>
          <table:table-cell table:style-name="ce4" table:formula="of:=[.C30]&amp;&quot;,&quot;&amp;&quot;'&quot;&amp;[.B31]&amp;&quot;'&quot;" office:value-type="string" office:string-value="'0','1','2','3','4','5','6','7','8','9','a','b','c','ç','d','e','f','g','ğ','h','ı','i','j','k','l','m','n','o','ö'" calcext:value-type="string">
            <text:p>'0','1','2','3','4','5','6','7','8','9','a','b','c','ç','d','e','f','g','ğ','h','ı','i','j','k','l','m','n','o','ö'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</text:p>
          </table:table-cell>
          <table:table-cell table:style-name="ce4" table:formula="of:=[.C31]&amp;&quot;,&quot;&amp;&quot;'&quot;&amp;[.B32]&amp;&quot;'&quot;" office:value-type="string" office:string-value="'0','1','2','3','4','5','6','7','8','9','a','b','c','ç','d','e','f','g','ğ','h','ı','i','j','k','l','m','n','o','ö','q'" calcext:value-type="string">
            <text:p>'0','1','2','3','4','5','6','7','8','9','a','b','c','ç','d','e','f','g','ğ','h','ı','i','j','k','l','m','n','o','ö','q'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 table:style-name="ce4" table:formula="of:=[.C32]&amp;&quot;,&quot;&amp;&quot;'&quot;&amp;[.B33]&amp;&quot;'&quot;" office:value-type="string" office:string-value="'0','1','2','3','4','5','6','7','8','9','a','b','c','ç','d','e','f','g','ğ','h','ı','i','j','k','l','m','n','o','ö','q','p'" calcext:value-type="string">
            <text:p>'0','1','2','3','4','5','6','7','8','9','a','b','c','ç','d','e','f','g','ğ','h','ı','i','j','k','l','m','n','o','ö','q','p'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</text:p>
          </table:table-cell>
          <table:table-cell table:style-name="ce4" table:formula="of:=[.C33]&amp;&quot;,&quot;&amp;&quot;'&quot;&amp;[.B34]&amp;&quot;'&quot;" office:value-type="string" office:string-value="'0','1','2','3','4','5','6','7','8','9','a','b','c','ç','d','e','f','g','ğ','h','ı','i','j','k','l','m','n','o','ö','q','p','r'" calcext:value-type="string">
            <text:p>'0','1','2','3','4','5','6','7','8','9','a','b','c','ç','d','e','f','g','ğ','h','ı','i','j','k','l','m','n','o','ö','q','p','r'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style-name="ce4" table:formula="of:=[.C34]&amp;&quot;,&quot;&amp;&quot;'&quot;&amp;[.B35]&amp;&quot;'&quot;" office:value-type="string" office:string-value="'0','1','2','3','4','5','6','7','8','9','a','b','c','ç','d','e','f','g','ğ','h','ı','i','j','k','l','m','n','o','ö','q','p','r','s'" calcext:value-type="string">
            <text:p>'0','1','2','3','4','5','6','7','8','9','a','b','c','ç','d','e','f','g','ğ','h','ı','i','j','k','l','m','n','o','ö','q','p','r','s'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ş</text:p>
          </table:table-cell>
          <table:table-cell table:style-name="ce4" table:formula="of:=[.C35]&amp;&quot;,&quot;&amp;&quot;'&quot;&amp;[.B36]&amp;&quot;'&quot;" office:value-type="string" office:string-value="'0','1','2','3','4','5','6','7','8','9','a','b','c','ç','d','e','f','g','ğ','h','ı','i','j','k','l','m','n','o','ö','q','p','r','s','ş'" calcext:value-type="string">
            <text:p>'0','1','2','3','4','5','6','7','8','9','a','b','c','ç','d','e','f','g','ğ','h','ı','i','j','k','l','m','n','o','ö','q','p','r','s','ş'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table:style-name="ce4" table:formula="of:=[.C36]&amp;&quot;,&quot;&amp;&quot;'&quot;&amp;[.B37]&amp;&quot;'&quot;" office:value-type="string" office:string-value="'0','1','2','3','4','5','6','7','8','9','a','b','c','ç','d','e','f','g','ğ','h','ı','i','j','k','l','m','n','o','ö','q','p','r','s','ş','t'" calcext:value-type="string">
            <text:p>'0','1','2','3','4','5','6','7','8','9','a','b','c','ç','d','e','f','g','ğ','h','ı','i','j','k','l','m','n','o','ö','q','p','r','s','ş','t'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</text:p>
          </table:table-cell>
          <table:table-cell table:style-name="ce4" table:formula="of:=[.C37]&amp;&quot;,&quot;&amp;&quot;'&quot;&amp;[.B38]&amp;&quot;'&quot;" office:value-type="string" office:string-value="'0','1','2','3','4','5','6','7','8','9','a','b','c','ç','d','e','f','g','ğ','h','ı','i','j','k','l','m','n','o','ö','q','p','r','s','ş','t','u'" calcext:value-type="string">
            <text:p>'0','1','2','3','4','5','6','7','8','9','a','b','c','ç','d','e','f','g','ğ','h','ı','i','j','k','l','m','n','o','ö','q','p','r','s','ş','t','u'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ü</text:p>
          </table:table-cell>
          <table:table-cell table:style-name="ce4" table:formula="of:=[.C38]&amp;&quot;,&quot;&amp;&quot;'&quot;&amp;[.B39]&amp;&quot;'&quot;" office:value-type="string" office:string-value="'0','1','2','3','4','5','6','7','8','9','a','b','c','ç','d','e','f','g','ğ','h','ı','i','j','k','l','m','n','o','ö','q','p','r','s','ş','t','u','ü'" calcext:value-type="string">
            <text:p>'0','1','2','3','4','5','6','7','8','9','a','b','c','ç','d','e','f','g','ğ','h','ı','i','j','k','l','m','n','o','ö','q','p','r','s','ş','t','u','ü'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 table:style-name="ce4" table:formula="of:=[.C39]&amp;&quot;,&quot;&amp;&quot;'&quot;&amp;[.B40]&amp;&quot;'&quot;" office:value-type="string" office:string-value="'0','1','2','3','4','5','6','7','8','9','a','b','c','ç','d','e','f','g','ğ','h','ı','i','j','k','l','m','n','o','ö','q','p','r','s','ş','t','u','ü','v'" calcext:value-type="string">
            <text:p>'0','1','2','3','4','5','6','7','8','9','a','b','c','ç','d','e','f','g','ğ','h','ı','i','j','k','l','m','n','o','ö','q','p','r','s','ş','t','u','ü','v'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</text:p>
          </table:table-cell>
          <table:table-cell table:style-name="ce4" table:formula="of:=[.C40]&amp;&quot;,&quot;&amp;&quot;'&quot;&amp;[.B41]&amp;&quot;'&quot;" office:value-type="string" office:string-value="'0','1','2','3','4','5','6','7','8','9','a','b','c','ç','d','e','f','g','ğ','h','ı','i','j','k','l','m','n','o','ö','q','p','r','s','ş','t','u','ü','v','w'" calcext:value-type="string">
            <text:p>'0','1','2','3','4','5','6','7','8','9','a','b','c','ç','d','e','f','g','ğ','h','ı','i','j','k','l','m','n','o','ö','q','p','r','s','ş','t','u','ü','v','w'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style-name="ce4" table:formula="of:=[.C41]&amp;&quot;,&quot;&amp;&quot;'&quot;&amp;[.B42]&amp;&quot;'&quot;" office:value-type="string" office:string-value="'0','1','2','3','4','5','6','7','8','9','a','b','c','ç','d','e','f','g','ğ','h','ı','i','j','k','l','m','n','o','ö','q','p','r','s','ş','t','u','ü','v','w','x'" calcext:value-type="string">
            <text:p>'0','1','2','3','4','5','6','7','8','9','a','b','c','ç','d','e','f','g','ğ','h','ı','i','j','k','l','m','n','o','ö','q','p','r','s','ş','t','u','ü','v','w','x'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 table:style-name="ce4" table:formula="of:=[.C42]&amp;&quot;,&quot;&amp;&quot;'&quot;&amp;[.B43]&amp;&quot;'&quot;" office:value-type="string" office:string-value="'0','1','2','3','4','5','6','7','8','9','a','b','c','ç','d','e','f','g','ğ','h','ı','i','j','k','l','m','n','o','ö','q','p','r','s','ş','t','u','ü','v','w','x','y'" calcext:value-type="string">
            <text:p>'0','1','2','3','4','5','6','7','8','9','a','b','c','ç','d','e','f','g','ğ','h','ı','i','j','k','l','m','n','o','ö','q','p','r','s','ş','t','u','ü','v','w','x','y'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</text:p>
          </table:table-cell>
          <table:table-cell table:style-name="ce4" table:formula="of:=[.C43]&amp;&quot;,&quot;&amp;&quot;'&quot;&amp;[.B44]&amp;&quot;'&quot;" office:value-type="string" office:string-value="'0','1','2','3','4','5','6','7','8','9','a','b','c','ç','d','e','f','g','ğ','h','ı','i','j','k','l','m','n','o','ö','q','p','r','s','ş','t','u','ü','v','w','x','y','z'" calcext:value-type="string">
            <text:p>'0','1','2','3','4','5','6','7','8','9','a','b','c','ç','d','e','f','g','ğ','h','ı','i','j','k','l','m','n','o','ö','q','p','r','s','ş','t','u','ü','v','w','x','y','z'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table:style-name="ce4" table:formula="of:=[.C44]&amp;&quot;,&quot;&amp;&quot;'&quot;&amp;[.B45]&amp;&quot;'&quot;" office:value-type="string" office:string-value="'0','1','2','3','4','5','6','7','8','9','a','b','c','ç','d','e','f','g','ğ','h','ı','i','j','k','l','m','n','o','ö','q','p','r','s','ş','t','u','ü','v','w','x','y','z','A'" calcext:value-type="string">
            <text:p>'0','1','2','3','4','5','6','7','8','9','a','b','c','ç','d','e','f','g','ğ','h','ı','i','j','k','l','m','n','o','ö','q','p','r','s','ş','t','u','ü','v','w','x','y','z','A'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table:style-name="ce4" table:formula="of:=[.C45]&amp;&quot;,&quot;&amp;&quot;'&quot;&amp;[.B46]&amp;&quot;'&quot;" office:value-type="string" office:string-value="'0','1','2','3','4','5','6','7','8','9','a','b','c','ç','d','e','f','g','ğ','h','ı','i','j','k','l','m','n','o','ö','q','p','r','s','ş','t','u','ü','v','w','x','y','z','A','B'" calcext:value-type="string">
            <text:p>'0','1','2','3','4','5','6','7','8','9','a','b','c','ç','d','e','f','g','ğ','h','ı','i','j','k','l','m','n','o','ö','q','p','r','s','ş','t','u','ü','v','w','x','y','z','A','B'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table:style-name="ce4" table:formula="of:=[.C46]&amp;&quot;,&quot;&amp;&quot;'&quot;&amp;[.B47]&amp;&quot;'&quot;" office:value-type="string" office:string-value="'0','1','2','3','4','5','6','7','8','9','a','b','c','ç','d','e','f','g','ğ','h','ı','i','j','k','l','m','n','o','ö','q','p','r','s','ş','t','u','ü','v','w','x','y','z','A','B','C'" calcext:value-type="string">
            <text:p>'0','1','2','3','4','5','6','7','8','9','a','b','c','ç','d','e','f','g','ğ','h','ı','i','j','k','l','m','n','o','ö','q','p','r','s','ş','t','u','ü','v','w','x','y','z','A','B','C'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Ç</text:p>
          </table:table-cell>
          <table:table-cell table:style-name="ce4" table:formula="of:=[.C47]&amp;&quot;,&quot;&amp;&quot;'&quot;&amp;[.B48]&amp;&quot;'&quot;" office:value-type="string" office:string-value="'0','1','2','3','4','5','6','7','8','9','a','b','c','ç','d','e','f','g','ğ','h','ı','i','j','k','l','m','n','o','ö','q','p','r','s','ş','t','u','ü','v','w','x','y','z','A','B','C','Ç'" calcext:value-type="string">
            <text:p>'0','1','2','3','4','5','6','7','8','9','a','b','c','ç','d','e','f','g','ğ','h','ı','i','j','k','l','m','n','o','ö','q','p','r','s','ş','t','u','ü','v','w','x','y','z','A','B','C','Ç'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</text:p>
          </table:table-cell>
          <table:table-cell table:style-name="ce4" table:formula="of:=[.C48]&amp;&quot;,&quot;&amp;&quot;'&quot;&amp;[.B49]&amp;&quot;'&quot;" office:value-type="string" office:string-value="'0','1','2','3','4','5','6','7','8','9','a','b','c','ç','d','e','f','g','ğ','h','ı','i','j','k','l','m','n','o','ö','q','p','r','s','ş','t','u','ü','v','w','x','y','z','A','B','C','Ç','D'" calcext:value-type="string">
            <text:p>'0','1','2','3','4','5','6','7','8','9','a','b','c','ç','d','e','f','g','ğ','h','ı','i','j','k','l','m','n','o','ö','q','p','r','s','ş','t','u','ü','v','w','x','y','z','A','B','C','Ç','D'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style-name="ce4" table:formula="of:=[.C49]&amp;&quot;,&quot;&amp;&quot;'&quot;&amp;[.B50]&amp;&quot;'&quot;" office:value-type="string" office:string-value="'0','1','2','3','4','5','6','7','8','9','a','b','c','ç','d','e','f','g','ğ','h','ı','i','j','k','l','m','n','o','ö','q','p','r','s','ş','t','u','ü','v','w','x','y','z','A','B','C','Ç','D','E'" calcext:value-type="string">
            <text:p>'0','1','2','3','4','5','6','7','8','9','a','b','c','ç','d','e','f','g','ğ','h','ı','i','j','k','l','m','n','o','ö','q','p','r','s','ş','t','u','ü','v','w','x','y','z','A','B','C','Ç','D','E'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table:style-name="ce4" table:formula="of:=[.C50]&amp;&quot;,&quot;&amp;&quot;'&quot;&amp;[.B51]&amp;&quot;'&quot;" office:value-type="string" office:string-value="'0','1','2','3','4','5','6','7','8','9','a','b','c','ç','d','e','f','g','ğ','h','ı','i','j','k','l','m','n','o','ö','q','p','r','s','ş','t','u','ü','v','w','x','y','z','A','B','C','Ç','D','E','F'" calcext:value-type="string">
            <text:p>'0','1','2','3','4','5','6','7','8','9','a','b','c','ç','d','e','f','g','ğ','h','ı','i','j','k','l','m','n','o','ö','q','p','r','s','ş','t','u','ü','v','w','x','y','z','A','B','C','Ç','D','E','F'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style-name="ce4" table:formula="of:=[.C51]&amp;&quot;,&quot;&amp;&quot;'&quot;&amp;[.B52]&amp;&quot;'&quot;" office:value-type="string" office:string-value="'0','1','2','3','4','5','6','7','8','9','a','b','c','ç','d','e','f','g','ğ','h','ı','i','j','k','l','m','n','o','ö','q','p','r','s','ş','t','u','ü','v','w','x','y','z','A','B','C','Ç','D','E','F','G'" calcext:value-type="string">
            <text:p>'0','1','2','3','4','5','6','7','8','9','a','b','c','ç','d','e','f','g','ğ','h','ı','i','j','k','l','m','n','o','ö','q','p','r','s','ş','t','u','ü','v','w','x','y','z','A','B','C','Ç','D','E','F','G'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Ğ</text:p>
          </table:table-cell>
          <table:table-cell table:style-name="ce4" table:formula="of:=[.C52]&amp;&quot;,&quot;&amp;&quot;'&quot;&amp;[.B53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" calcext:value-type="string">
            <text:p>'0','1','2','3','4','5','6','7','8','9','a','b','c','ç','d','e','f','g','ğ','h','ı','i','j','k','l','m','n','o','ö','q','p','r','s','ş','t','u','ü','v','w','x','y','z','A','B','C','Ç','D','E','F','G','Ğ'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</text:p>
          </table:table-cell>
          <table:table-cell table:style-name="ce4" table:formula="of:=[.C53]&amp;&quot;,&quot;&amp;&quot;'&quot;&amp;[.B54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" calcext:value-type="string">
            <text:p>'0','1','2','3','4','5','6','7','8','9','a','b','c','ç','d','e','f','g','ğ','h','ı','i','j','k','l','m','n','o','ö','q','p','r','s','ş','t','u','ü','v','w','x','y','z','A','B','C','Ç','D','E','F','G','Ğ','H'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table:style-name="ce4" table:formula="of:=[.C54]&amp;&quot;,&quot;&amp;&quot;'&quot;&amp;[.B55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" calcext:value-type="string">
            <text:p>'0','1','2','3','4','5','6','7','8','9','a','b','c','ç','d','e','f','g','ğ','h','ı','i','j','k','l','m','n','o','ö','q','p','r','s','ş','t','u','ü','v','w','x','y','z','A','B','C','Ç','D','E','F','G','Ğ','H','I'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İ</text:p>
          </table:table-cell>
          <table:table-cell table:style-name="ce4" table:formula="of:=[.C55]&amp;&quot;,&quot;&amp;&quot;'&quot;&amp;[.B56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" calcext:value-type="string">
            <text:p>'0','1','2','3','4','5','6','7','8','9','a','b','c','ç','d','e','f','g','ğ','h','ı','i','j','k','l','m','n','o','ö','q','p','r','s','ş','t','u','ü','v','w','x','y','z','A','B','C','Ç','D','E','F','G','Ğ','H','I','İ'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</text:p>
          </table:table-cell>
          <table:table-cell table:style-name="ce4" table:formula="of:=[.C56]&amp;&quot;,&quot;&amp;&quot;'&quot;&amp;[.B57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</text:p>
          </table:table-cell>
          <table:table-cell table:style-name="ce4" table:formula="of:=[.C57]&amp;&quot;,&quot;&amp;&quot;'&quot;&amp;[.B58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</text:p>
          </table:table-cell>
          <table:table-cell table:style-name="ce4" table:formula="of:=[.C58]&amp;&quot;,&quot;&amp;&quot;'&quot;&amp;[.B59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style-name="ce4" table:formula="of:=[.C59]&amp;&quot;,&quot;&amp;&quot;'&quot;&amp;[.B60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table:style-name="ce4" table:formula="of:=[.C60]&amp;&quot;,&quot;&amp;&quot;'&quot;&amp;[.B61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style-name="ce4" table:formula="of:=[.C61]&amp;&quot;,&quot;&amp;&quot;'&quot;&amp;[.B62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Ö</text:p>
          </table:table-cell>
          <table:table-cell table:style-name="ce4" table:formula="of:=[.C62]&amp;&quot;,&quot;&amp;&quot;'&quot;&amp;[.B63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</text:p>
          </table:table-cell>
          <table:table-cell table:style-name="ce4" table:formula="of:=[.C63]&amp;&quot;,&quot;&amp;&quot;'&quot;&amp;[.B64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</text:p>
          </table:table-cell>
          <table:table-cell table:style-name="ce4" table:formula="of:=[.C64]&amp;&quot;,&quot;&amp;&quot;'&quot;&amp;[.B65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</text:p>
          </table:table-cell>
          <table:table-cell table:style-name="ce4" table:formula="of:=[.C65]&amp;&quot;,&quot;&amp;&quot;'&quot;&amp;[.B66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table:style-name="ce4" table:formula="of:=[.C66]&amp;&quot;,&quot;&amp;&quot;'&quot;&amp;[.B67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Ş</text:p>
          </table:table-cell>
          <table:table-cell table:style-name="ce4" table:formula="of:=[.C67]&amp;&quot;,&quot;&amp;&quot;'&quot;&amp;[.B68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table:style-name="ce4" table:formula="of:=[.C68]&amp;&quot;,&quot;&amp;&quot;'&quot;&amp;[.B69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</text:p>
          </table:table-cell>
          <table:table-cell table:style-name="ce4" table:formula="of:=[.C69]&amp;&quot;,&quot;&amp;&quot;'&quot;&amp;[.B70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Ü</text:p>
          </table:table-cell>
          <table:table-cell table:style-name="ce4" table:formula="of:=[.C70]&amp;&quot;,&quot;&amp;&quot;'&quot;&amp;[.B71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table:style-name="ce4" table:formula="of:=[.C71]&amp;&quot;,&quot;&amp;&quot;'&quot;&amp;[.B72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</text:p>
          </table:table-cell>
          <table:table-cell table:style-name="ce4" table:formula="of:=[.C72]&amp;&quot;,&quot;&amp;&quot;'&quot;&amp;[.B73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table:style-name="ce4" table:formula="of:=[.C73]&amp;&quot;,&quot;&amp;&quot;'&quot;&amp;[.B74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</text:p>
          </table:table-cell>
          <table:table-cell table:style-name="ce4" table:formula="of:=[.C74]&amp;&quot;,&quot;&amp;&quot;'&quot;&amp;[.B75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Z</text:p>
          </table:table-cell>
          <table:table-cell table:style-name="ce4" table:formula="of:=[.C75]&amp;&quot;,&quot;&amp;&quot;'&quot;&amp;[.B76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+</text:p>
          </table:table-cell>
          <table:table-cell table:style-name="ce4" table:formula="of:=[.C76]&amp;&quot;,&quot;&amp;&quot;'&quot;&amp;[.B77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4" table:formula="of:=[.C77]&amp;&quot;,&quot;&amp;&quot;'&quot;&amp;[.B78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table:style-name="ce4" table:formula="of:=[.C78]&amp;&quot;,&quot;&amp;&quot;'&quot;&amp;[.B79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/</text:p>
          </table:table-cell>
          <table:table-cell table:style-name="ce4" table:formula="of:=[.C79]&amp;&quot;,&quot;&amp;&quot;'&quot;&amp;[.B80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!</text:p>
          </table:table-cell>
          <table:table-cell table:style-name="ce4" table:formula="of:=[.C80]&amp;&quot;,&quot;&amp;&quot;'&quot;&amp;[.B81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'</text:p>
          </table:table-cell>
          <table:table-cell table:style-name="ce4" table:formula="of:=[.C81]&amp;&quot;,&quot;&amp;&quot;'&quot;&amp;[.B82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^</text:p>
          </table:table-cell>
          <table:table-cell table:style-name="ce4" table:formula="of:=[.C82]&amp;&quot;,&quot;&amp;&quot;'&quot;&amp;[.B83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%</text:p>
          </table:table-cell>
          <table:table-cell table:style-name="ce4" table:formula="of:=[.C83]&amp;&quot;,&quot;&amp;&quot;'&quot;&amp;[.B84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table:style-name="ce4" table:formula="of:=[.C84]&amp;&quot;,&quot;&amp;&quot;'&quot;&amp;[.B85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</text:p>
          </table:table-cell>
          <table:table-cell table:style-name="ce4" table:formula="of:=[.C85]&amp;&quot;,&quot;&amp;&quot;'&quot;&amp;[.B86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)</text:p>
          </table:table-cell>
          <table:table-cell table:style-name="ce4" table:formula="of:=[.C86]&amp;&quot;,&quot;&amp;&quot;'&quot;&amp;[.B87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=</text:p>
          </table:table-cell>
          <table:table-cell table:style-name="ce4" table:formula="of:=[.C87]&amp;&quot;,&quot;&amp;&quot;'&quot;&amp;[.B88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table:style-name="ce4" table:formula="of:=[.C88]&amp;&quot;,&quot;&amp;&quot;'&quot;&amp;[.B89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#</text:p>
          </table:table-cell>
          <table:table-cell table:style-name="ce4" table:formula="of:=[.C89]&amp;&quot;,&quot;&amp;&quot;'&quot;&amp;[.B90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$</text:p>
          </table:table-cell>
          <table:table-cell table:style-name="ce4" table:formula="of:=[.C90]&amp;&quot;,&quot;&amp;&quot;'&quot;&amp;[.B91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{</text:p>
          </table:table-cell>
          <table:table-cell table:style-name="ce4" table:formula="of:=[.C91]&amp;&quot;,&quot;&amp;&quot;'&quot;&amp;[.B92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}</text:p>
          </table:table-cell>
          <table:table-cell table:style-name="ce4" table:formula="of:=[.C92]&amp;&quot;,&quot;&amp;&quot;'&quot;&amp;[.B93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[</text:p>
          </table:table-cell>
          <table:table-cell table:style-name="ce4" table:formula="of:=[.C93]&amp;&quot;,&quot;&amp;&quot;'&quot;&amp;[.B94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4" table:formula="of:=[.C94]&amp;&quot;,&quot;&amp;&quot;'&quot;&amp;[.B95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\</text:p>
          </table:table-cell>
          <table:table-cell table:style-name="ce4" table:formula="of:=[.C95]&amp;&quot;,&quot;&amp;&quot;'&quot;&amp;[.B96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table:style-name="ce4" table:formula="of:=[.C96]&amp;&quot;,&quot;&amp;&quot;'&quot;&amp;[.B97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|</text:p>
          </table:table-cell>
          <table:table-cell table:style-name="ce4" table:formula="of:=[.C97]&amp;&quot;,&quot;&amp;&quot;'&quot;&amp;[.B98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,'|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,'|'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style-name="ce4" table:formula="of:=[.C98]&amp;&quot;,&quot;&amp;&quot;'&quot;&amp;[.B99]&amp;&quot;'&quot;" office:value-type="string" office:string-value="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,'|',' '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,'|',' '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'0','1','2','3','4','5','6','7','8','9','a','b','c','ç','d','e','f','g','ğ','h','ı','i','j','k','l','m','n','o','ö','q','p','r','s','ş','t','u','ü','v','w','x','y','z','A','B','C','Ç','D','E','F','G','Ğ','H','I','İ','J','K','L','M','N','O','Ö','Q','P','R','S','Ş','T','U','Ü','V','W','X','Y','Z','+','-','*','/','!',''','^','%','&amp;','(',')','=','?','#','$','{','}','[',']','\','_','|',' '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00:44:49.821109184">00:00:00</text:time></text:p>
        </style:region-right>
      </style:header>
      <style:header-left style:display="false"/>
      <style:header-first style:display="false"/>
      <style:footer style:display="false"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20:15:43.583176934</meta:creation-date>
    <meta:generator>LibreOffice/7.2.1.2$Linux_X86_64 LibreOffice_project/87b77fad49947c1441b67c559c339af8f3517e22</meta:generator>
    <dc:date>2021-10-28T00:46:25.891279878</dc:date>
    <meta:editing-duration>PT1H51M13S</meta:editing-duration>
    <meta:editing-cycles>21</meta:editing-cycles>
    <meta:document-statistic meta:table-count="1" meta:cell-count="295" meta:object-count="0"/>
  </office:meta>
</office:document-meta>
</file>